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Roboto" style:font-name-asian="Roboto" style:font-name-complex="Roboto"/>
    </style:style>
    <style:style style:name="ce3" style:family="table-cell" style:parent-style-name="Default" style:data-style-name="N0">
      <style:text-properties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Roboto" style:font-name-asian="Roboto" style:font-name-complex="Roboto" fo:font-size="12pt" style:font-size-asian="12pt" style:font-size-complex="12pt"/>
    </style:style>
    <style:style style:name="ce5" style:family="table-cell" style:parent-style-name="Default" style:data-style-name="N0">
      <style:text-properties fo:color="#212121" style:font-name="Roboto" style:font-name-asian="Roboto" style:font-name-complex="Roboto"/>
    </style:style>
    <style:style style:name="ce6" style:family="table-cell" style:parent-style-name="Default" style:data-style-name="N0">
      <style:text-properties fo:color="#212121" style:font-name="Roboto" style:font-name-asian="Roboto" style:font-name-complex="Roboto" fo:font-size="14pt" style:font-size-asian="14pt" style:font-size-complex="14pt"/>
    </style:style>
    <style:style style:name="ce7" style:family="table-cell" style:parent-style-name="Default" style:data-style-name="N0">
      <style:text-properties style:font-name="Roboto" style:font-name-asian="Roboto" style:font-name-complex="Roboto" fo:font-size="12pt" style:font-size-asian="12pt" style:font-size-complex="12pt"/>
    </style:style>
    <style:style style:name="co1" style:family="table-column">
      <style:table-column-properties fo:break-before="auto" style:column-width="1.35466666666667cm"/>
    </style:style>
    <style:style style:name="co2" style:family="table-column">
      <style:table-column-properties fo:break-before="auto" style:column-width="6.94266666666667cm" style:use-optimal-column-width="true"/>
    </style:style>
    <style:style style:name="co3" style:family="table-column">
      <style:table-column-properties fo:break-before="auto" style:column-width="3.1115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3.53483333333333cm" style:use-optimal-column-width="true"/>
    </style:style>
    <style:style style:name="co6" style:family="table-column">
      <style:table-column-properties fo:break-before="auto" style:column-width="3.53483333333333cm"/>
    </style:style>
    <style:style style:name="co7" style:family="table-column">
      <style:table-column-properties fo:break-before="auto" style:column-width="2.667cm" style:use-optimal-column-width="true"/>
    </style:style>
    <style:style style:name="co8" style:family="table-column">
      <style:table-column-properties fo:break-before="auto" style:column-width="3.40783333333333cm"/>
    </style:style>
    <style:style style:name="co9" style:family="table-column">
      <style:table-column-properties fo:break-before="auto" style:column-width="6.096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1.41816666666667cm"/>
    </style:style>
    <style:style style:name="co12" style:family="table-column">
      <style:table-column-properties fo:break-before="auto" style:column-width="1.9685cm" style:use-optimal-column-width="true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12183333333333cm" style:use-optimal-column-width="true"/>
    </style:style>
    <style:style style:name="co15" style:family="table-column">
      <style:table-column-properties fo:break-before="auto" style:column-width="8.74183333333333cm" style:use-optimal-column-width="true"/>
    </style:style>
    <style:style style:name="co16" style:family="table-column">
      <style:table-column-properties fo:break-before="auto" style:column-width="3.02683333333333cm" style:use-optimal-column-width="true"/>
    </style:style>
    <style:style style:name="co17" style:family="table-column">
      <style:table-column-properties fo:break-before="auto" style:column-width="1.27cm" style:use-optimal-column-width="true"/>
    </style:style>
    <style:style style:name="co18" style:family="table-column">
      <style:table-column-properties fo:break-before="auto" style:column-width="2.01083333333333cm" style:use-optimal-column-width="true"/>
    </style:style>
    <style:style style:name="co19" style:family="table-column">
      <style:table-column-properties fo:break-before="auto" style:column-width="2.3495cm" style:use-optimal-column-width="true"/>
    </style:style>
    <style:style style:name="co20" style:family="table-column">
      <style:table-column-properties fo:break-before="auto" style:column-width="1.4605cm" style:use-optimal-column-width="true"/>
    </style:style>
    <style:style style:name="co21" style:family="table-column">
      <style:table-column-properties fo:break-before="auto" style:column-width="6.75216666666667cm" style:use-optimal-column-width="true"/>
    </style:style>
    <style:style style:name="co22" style:family="table-column">
      <style:table-column-properties fo:break-before="auto" style:column-width="18.3726666666667cm" style:use-optimal-column-width="true"/>
    </style:style>
    <style:style style:name="co23" style:family="table-column">
      <style:table-column-properties fo:break-before="auto" style:column-width="8.74183333333333cm"/>
    </style:style>
    <style:style style:name="co24" style:family="table-column">
      <style:table-column-properties fo:break-before="auto" style:column-width="3.02683333333333cm"/>
    </style:style>
    <style:style style:name="co25" style:family="table-column">
      <style:table-column-properties fo:break-before="auto" style:column-width="1.27cm"/>
    </style:style>
    <style:style style:name="co26" style:family="table-column">
      <style:table-column-properties fo:break-before="auto" style:column-width="2.01083333333333cm"/>
    </style:style>
    <style:style style:name="co27" style:family="table-column">
      <style:table-column-properties fo:break-before="auto" style:column-width="2.3495cm"/>
    </style:style>
    <style:style style:name="co28" style:family="table-column">
      <style:table-column-properties fo:break-before="auto" style:column-width="1.46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 table:visibility="collapse"/>
        <table:table-column table:style-name="co11" table:number-columns-repeated="16374" table:default-cell-style-name="ce2"/>
        <table:table-row table:style-name="ro1">
          <table:table-cell office:value-type="string" table:style-name="ce3">
            <text:p>SNO</text:p>
          </table:table-cell>
          <table:table-cell office:value-type="string" table:style-name="ce3">
            <text:p>PRODUCT NAME</text:p>
          </table:table-cell>
          <table:table-cell office:value-type="string" table:style-name="ce3">
            <text:p>BRAND NAME</text:p>
          </table:table-cell>
          <table:table-cell office:value-type="string" table:style-name="ce3">
            <text:p>RAM</text:p>
          </table:table-cell>
          <table:table-cell office:value-type="string" table:style-name="ce3">
            <text:p>STORAGE(ROM)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BATTERY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PIC</text:p>
          </table:table-cell>
          <table:table-cell table:number-columns-repeated="16375" table:style-name="ce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Vivo Y91 (Nebula Purple)</text:p>
          </table:table-cell>
          <table:table-cell office:value-type="string" table:style-name="ce4">
            <text:p>Vivo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text:s/></text:p>
          </table:table-cell>
          <table:table-cell office:value-type="string" table:style-name="ce5">
            <text:p>6.53 inch</text:p>
          </table:table-cell>
          <table:table-cell office:value-type="string" table:style-name="ce4">
            <text:p>4030 mAh</text:p>
          </table:table-cell>
          <table:table-cell office:value-type="float" office:value="9990" table:style-name="ce4">
            <text:p>9990</text:p>
          </table:table-cell>
          <table:table-cell office:value-type="string" table:style-name="ce4">
            <text:p>C:\xampp\htdocs\Supply-Chain\images\Vivo_Y91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Vivo Z1Pro (Sonic Black)</text:p>
          </table:table-cell>
          <table:table-cell office:value-type="string" table:style-name="ce4">
            <text:p>Vivo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22 inch</text:p>
          </table:table-cell>
          <table:table-cell office:value-type="string" table:style-name="ce4">
            <text:p>5000 mAh</text:p>
          </table:table-cell>
          <table:table-cell office:value-type="float" office:value="14990" table:style-name="ce4">
            <text:p>14990</text:p>
          </table:table-cell>
          <table:table-cell office:value-type="string" table:style-name="ce4">
            <text:p>C:\xampp\htdocs\Supply-Chain\images\Vivo_Z1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Realme C2 (Diamond Black)</text:p>
          </table:table-cell>
          <table:table-cell office:value-type="string" table:style-name="ce4">
            <text:p>Realme</text:p>
          </table:table-cell>
          <table:table-cell office:value-type="string" table:style-name="ce4">
            <text:p>2 GB 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6.1 inch</text:p>
          </table:table-cell>
          <table:table-cell office:value-type="string" table:style-name="ce4">
            <text:p>4000 mAh</text:p>
          </table:table-cell>
          <table:table-cell office:value-type="float" office:value="5999" table:style-name="ce4">
            <text:p>5999</text:p>
          </table:table-cell>
          <table:table-cell office:value-type="string" table:style-name="ce4">
            <text:p>C:\xampp\htdocs\Supply-Chain\images\Realme_C2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Realme 3i (Diamond Blue)</text:p>
          </table:table-cell>
          <table:table-cell office:value-type="string" table:style-name="ce4">
            <text:p>Realme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22 inch</text:p>
          </table:table-cell>
          <table:table-cell office:value-type="string" table:style-name="ce4">
            <text:p>4230 mAh </text:p>
          </table:table-cell>
          <table:table-cell office:value-type="float" office:value="9999" table:style-name="ce4">
            <text:p>9999</text:p>
          </table:table-cell>
          <table:table-cell office:value-type="string" table:style-name="ce4">
            <text:p>C:\xampp\htdocs\Supply-Chain\images\Realme_3i.PNG</text:p>
          </table:table-cell>
          <table:table-cell table:number-columns-repeated="16375" table:style-name="ce4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Realme X (Polar White)</text:p>
          </table:table-cell>
          <table:table-cell office:value-type="string" table:style-name="ce4">
            <text:p>Realme</text:p>
          </table:table-cell>
          <table:table-cell office:value-type="string" table:style-name="ce4">
            <text:p>8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53 inch</text:p>
          </table:table-cell>
          <table:table-cell office:value-type="string" table:style-name="ce4">
            <text:p>3765 mAh</text:p>
          </table:table-cell>
          <table:table-cell office:value-type="float" office:value="19999" table:style-name="ce4">
            <text:p>19999</text:p>
          </table:table-cell>
          <table:table-cell office:value-type="string" table:style-name="ce4">
            <text:p>C:\xampp\htdocs\Supply-Chain\images\Realme_X.PNG</text:p>
          </table:table-cell>
          <table:table-cell table:number-columns-repeated="16375" table:style-name="ce4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Realme 3 Pro (Nitro Blue)</text:p>
          </table:table-cell>
          <table:table-cell office:value-type="string" table:style-name="ce4">
            <text:p>Realme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3 inch</text:p>
          </table:table-cell>
          <table:table-cell office:value-type="string" table:style-name="ce4">
            <text:p>4045 mAh</text:p>
          </table:table-cell>
          <table:table-cell office:value-type="float" office:value="15999" table:style-name="ce4">
            <text:p>15999</text:p>
          </table:table-cell>
          <table:table-cell office:value-type="string" table:style-name="ce4">
            <text:p>C:\xampp\htdocs\Supply-Chain\images\Realme_3_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Samsung Galaxy J6</text:p>
          </table:table-cell>
          <table:table-cell office:value-type="string" table:style-name="ce4">
            <text:p>Samsung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6 inch</text:p>
          </table:table-cell>
          <table:table-cell office:value-type="string" table:style-name="ce4">
            <text:p>3000 mAh</text:p>
          </table:table-cell>
          <table:table-cell office:value-type="float" office:value="9490" table:style-name="ce4">
            <text:p>9490</text:p>
          </table:table-cell>
          <table:table-cell office:value-type="string" table:style-name="ce4">
            <text:p>C:\xampp\htdocs\Supply-Chain\images\Samsung_Galaxy_J6.PNG</text:p>
          </table:table-cell>
          <table:table-cell table:number-columns-repeated="16375" table:style-name="ce4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Samsung Galaxy On8 </text:p>
          </table:table-cell>
          <table:table-cell office:value-type="string" table:style-name="ce4">
            <text:p>Samsung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500 mAh </text:p>
          </table:table-cell>
          <table:table-cell office:value-type="float" office:value="11990" table:style-name="ce4">
            <text:p>11990</text:p>
          </table:table-cell>
          <table:table-cell office:value-type="string" table:style-name="ce4">
            <text:p>C:\xampp\htdocs\Supply-Chain\images\Samsung_Galaxy_On8.PNG</text:p>
          </table:table-cell>
          <table:table-cell table:number-columns-repeated="16375" table:style-name="ce4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Samsung Galaxy A10</text:p>
          </table:table-cell>
          <table:table-cell office:value-type="string" table:style-name="ce4">
            <text:p>Samsung</text:p>
          </table:table-cell>
          <table:table-cell office:value-type="string" table:style-name="ce4">
            <text:p>2 GB </text:p>
          </table:table-cell>
          <table:table-cell office:value-type="string" table:style-name="ce4">
            <text:p>32 GB<text:s/></text:p>
          </table:table-cell>
          <table:table-cell office:value-type="string" table:style-name="ce5">
            <text:p>6.2 inch</text:p>
          </table:table-cell>
          <table:table-cell office:value-type="string" table:style-name="ce4">
            <text:p>3400 mAh</text:p>
          </table:table-cell>
          <table:table-cell office:value-type="float" office:value="7990" table:style-name="ce4">
            <text:p>7990</text:p>
          </table:table-cell>
          <table:table-cell office:value-type="string" table:style-name="ce4">
            <text:p>C:\xampp\htdocs\Supply-Chain\images\Samsung_Galaxy_A10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4">
            <text:p>Samsung Galaxy M30 </text:p>
          </table:table-cell>
          <table:table-cell office:value-type="string" table:style-name="ce4">
            <text:p>Samsung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4 inch</text:p>
          </table:table-cell>
          <table:table-cell office:value-type="string" table:style-name="ce4">
            <text:p>5000 mAh </text:p>
          </table:table-cell>
          <table:table-cell office:value-type="float" office:value="15356" table:style-name="ce4">
            <text:p>15356</text:p>
          </table:table-cell>
          <table:table-cell office:value-type="string" table:style-name="ce4">
            <text:p>C:\xampp\htdocs\Supply-Chain\images\Samsung_Galaxy_M30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Samsung Galaxy A2 Core</text:p>
          </table:table-cell>
          <table:table-cell office:value-type="string" table:style-name="ce4">
            <text:p>Samsung</text:p>
          </table:table-cell>
          <table:table-cell office:value-type="string" table:style-name="ce4">
            <text:p>1 GB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5 inch</text:p>
          </table:table-cell>
          <table:table-cell office:value-type="string" table:style-name="ce4">
            <text:p>2600 mAh</text:p>
          </table:table-cell>
          <table:table-cell office:value-type="float" office:value="5290" table:style-name="ce4">
            <text:p>5290</text:p>
          </table:table-cell>
          <table:table-cell office:value-type="string" table:style-name="ce4">
            <text:p>C:\xampp\htdocs\Supply-Chain\images\Samsung_Galaxy_A2_Cor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4">
            <text:p>Honor 9 Lite (Sapphire Blue)</text:p>
          </table:table-cell>
          <table:table-cell office:value-type="string" table:style-name="ce4">
            <text:p>Honor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text:s/></text:p>
          </table:table-cell>
          <table:table-cell office:value-type="string" table:style-name="ce5">
            <text:p>5.65 inch</text:p>
          </table:table-cell>
          <table:table-cell office:value-type="string" table:style-name="ce4">
            <text:p>3000 mAh </text:p>
          </table:table-cell>
          <table:table-cell office:value-type="float" office:value="7999" table:style-name="ce4">
            <text:p>7999</text:p>
          </table:table-cell>
          <table:table-cell office:value-type="string" table:style-name="ce4">
            <text:p>C:\xampp\htdocs\Supply-Chain\images\Honor_9_Lit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4">
            <text:p>Honor 8C (Black)</text:p>
          </table:table-cell>
          <table:table-cell office:value-type="string" table:style-name="ce4">
            <text:p>Honor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6.26 inch</text:p>
          </table:table-cell>
          <table:table-cell office:value-type="string" table:style-name="ce4">
            <text:p>4000 mAh</text:p>
          </table:table-cell>
          <table:table-cell office:value-type="float" office:value="7999" table:style-name="ce4">
            <text:p>7999</text:p>
          </table:table-cell>
          <table:table-cell office:value-type="string" table:style-name="ce4">
            <text:p>C:\xampp\htdocs\Supply-Chain\images\Honor_8C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4">
            <text:p>OPPO F5 (Black)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200 mAh</text:p>
          </table:table-cell>
          <table:table-cell office:value-type="float" office:value="24990" table:style-name="ce4">
            <text:p>24990</text:p>
          </table:table-cell>
          <table:table-cell office:value-type="string" table:style-name="ce4">
            <text:p>C:\xampp\htdocs\Supply-Chain\images\OPPO_F5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OPPO F11 Pro (Thunder Black)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5 inch</text:p>
          </table:table-cell>
          <table:table-cell office:value-type="string" table:style-name="ce4">
            <text:p>4000 mAh</text:p>
          </table:table-cell>
          <table:table-cell office:value-type="float" office:value="20990" table:style-name="ce4">
            <text:p>20990</text:p>
          </table:table-cell>
          <table:table-cell office:value-type="string" table:style-name="ce4">
            <text:p>C:\xampp\htdocs\Supply-Chain\images\OPPO_F11_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4">
            <text:p>OPPO Reno 10x Zoom (Jet Black)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6 inch</text:p>
          </table:table-cell>
          <table:table-cell office:value-type="string" table:style-name="ce4">
            <text:p>4065 mAh</text:p>
          </table:table-cell>
          <table:table-cell office:value-type="float" office:value="39990" table:style-name="ce4">
            <text:p>39990</text:p>
          </table:table-cell>
          <table:table-cell office:value-type="string" table:style-name="ce4">
            <text:p>C:\xampp\htdocs\Supply-Chain\images\OPPO_Reno_10x_Zoom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4">
            <text:p>OPPO Find X 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8 GB</text:p>
          </table:table-cell>
          <table:table-cell office:value-type="string" table:style-name="ce4">
            <text:p>256 GB</text:p>
          </table:table-cell>
          <table:table-cell office:value-type="string" table:style-name="ce5">
            <text:p>6.4 inch</text:p>
          </table:table-cell>
          <table:table-cell office:value-type="string" table:style-name="ce4">
            <text:p>3730 mAh</text:p>
          </table:table-cell>
          <table:table-cell office:value-type="float" office:value="58990" table:style-name="ce4">
            <text:p>58990</text:p>
          </table:table-cell>
          <table:table-cell office:value-type="string" table:style-name="ce4">
            <text:p>C:\xampp\htdocs\Supply-Chain\images\OPPO_Find_X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4">
            <text:p>OPPO F9 Pro (Sunrise Red)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3 inch</text:p>
          </table:table-cell>
          <table:table-cell office:value-type="string" table:style-name="ce4">
            <text:p>3500 mAh</text:p>
          </table:table-cell>
          <table:table-cell office:value-type="float" office:value="20990" table:style-name="ce4">
            <text:p>20990</text:p>
          </table:table-cell>
          <table:table-cell office:value-type="string" table:style-name="ce4">
            <text:p>C:\xampp\htdocs\Supply-Chain\images\OPPO_F9_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4">
            <text:p>OPPO K1 (Astral Blue)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41 inch</text:p>
          </table:table-cell>
          <table:table-cell office:value-type="string" table:style-name="ce4">
            <text:p>3600 mAh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C:\xampp\htdocs\Supply-Chain\images\OPPO_K1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4">
            <text:p>OPPO F5 Youth</text:p>
          </table:table-cell>
          <table:table-cell office:value-type="string" table:style-name="ce4">
            <text:p>Oppo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200 mAh 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C:\xampp\htdocs\Supply-Chain\images\OPPO_F5_Youth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Moto Z Play with Style Mod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510 mAh </text:p>
          </table:table-cell>
          <table:table-cell office:value-type="float" office:value="21990" table:style-name="ce4">
            <text:p>21990</text:p>
          </table:table-cell>
          <table:table-cell office:value-type="string" table:style-name="ce4">
            <text:p>C:\xampp\htdocs\Supply-Chain\images\Moto_Z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4">
            <text:p>Moto Z2 Force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2730 mAh</text:p>
          </table:table-cell>
          <table:table-cell office:value-type="float" office:value="21999" table:style-name="ce4">
            <text:p>21999</text:p>
          </table:table-cell>
          <table:table-cell office:value-type="string" table:style-name="ce4">
            <text:p>C:\xampp\htdocs\Supply-Chain\images\Moto_Z2_Forc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4">
            <text:p>Moto Turbo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3900 mAh</text:p>
          </table:table-cell>
          <table:table-cell office:value-type="float" office:value="31999" table:style-name="ce4">
            <text:p>31999</text:p>
          </table:table-cell>
          <table:table-cell office:value-type="string" table:style-name="ce4">
            <text:p>C:\xampp\htdocs\Supply-Chain\images\Moto_Turb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4">
            <text:p>Moto X4 (Super Black)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3000 mAh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C:\xampp\htdocs\Supply-Chain\images\Moto_X4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4">
            <text:p>Redmi K20 Pro (Carbon BlacK)</text:p>
          </table:table-cell>
          <table:table-cell office:value-type="string" table:style-name="ce4">
            <text:p>Redmi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39 inch</text:p>
          </table:table-cell>
          <table:table-cell office:value-type="string" table:style-name="ce4">
            <text:p>4000 mAh</text:p>
          </table:table-cell>
          <table:table-cell office:value-type="float" office:value="27999" table:style-name="ce4">
            <text:p>27999</text:p>
          </table:table-cell>
          <table:table-cell office:value-type="string" table:style-name="ce4">
            <text:p>C:\xampp\htdocs\Supply-Chain\images\Redmi K20 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4">
            <text:p>Mi Mix 2</text:p>
          </table:table-cell>
          <table:table-cell office:value-type="string" table:style-name="ce4">
            <text:p>Redmi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5.99 inch</text:p>
          </table:table-cell>
          <table:table-cell office:value-type="string" table:style-name="ce4">
            <text:p>3400 mAh </text:p>
          </table:table-cell>
          <table:table-cell office:value-type="float" office:value="29999" table:style-name="ce4">
            <text:p>29999</text:p>
          </table:table-cell>
          <table:table-cell office:value-type="string" table:style-name="ce4">
            <text:p>C:\xampp\htdocs\Supply-Chain\images\Mi_Mix_2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4">
            <text:p>Asus Zenfone 2 ZE551ML</text:p>
          </table:table-cell>
          <table:table-cell office:value-type="string" table:style-name="ce4">
            <text:p>Asus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000 mAh</text:p>
          </table:table-cell>
          <table:table-cell office:value-type="float" office:value="22999" table:style-name="ce4">
            <text:p>22999</text:p>
          </table:table-cell>
          <table:table-cell office:value-type="string" table:style-name="ce4">
            <text:p>C:\xampp\htdocs\Supply-Chain\images\Asus_Zenfon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4">
            <text:p>Asus 6Z (Black)</text:p>
          </table:table-cell>
          <table:table-cell office:value-type="string" table:style-name="ce4">
            <text:p>Asus</text:p>
          </table:table-cell>
          <table:table-cell office:value-type="string" table:style-name="ce4">
            <text:p>6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39 inch</text:p>
          </table:table-cell>
          <table:table-cell office:value-type="string" table:style-name="ce4">
            <text:p>5000 mAh</text:p>
          </table:table-cell>
          <table:table-cell office:value-type="float" office:value="31999" table:style-name="ce4">
            <text:p>31999</text:p>
          </table:table-cell>
          <table:table-cell office:value-type="string" table:style-name="ce4">
            <text:p>C:\xampp\htdocs\Supply-Chain\images\Asus_6Z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4">
            <text:p>Asus ROG (Black)</text:p>
          </table:table-cell>
          <table:table-cell office:value-type="string" table:style-name="ce4">
            <text:p>Asus</text:p>
          </table:table-cell>
          <table:table-cell office:value-type="string" table:style-name="ce4">
            <text:p>8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4000 mAh</text:p>
          </table:table-cell>
          <table:table-cell office:value-type="float" office:value="69999" table:style-name="ce4">
            <text:p>69999</text:p>
          </table:table-cell>
          <table:table-cell office:value-type="string" table:style-name="ce4">
            <text:p>C:\xampp\htdocs\Supply-Chain\images\Asus_ROG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4">
            <text:p>HTC U11+ (Amazing Silver)</text:p>
          </table:table-cell>
          <table:table-cell office:value-type="string" table:style-name="ce4">
            <text:p>HTC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930 mAh</text:p>
          </table:table-cell>
          <table:table-cell office:value-type="float" office:value="56990" table:style-name="ce4">
            <text:p>56990</text:p>
          </table:table-cell>
          <table:table-cell office:value-type="string" table:style-name="ce4">
            <text:p>C:\xampp\htdocs\Supply-Chain\images\HTC_U11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4">
            <text:p>HTC Desire 816G (Octa Core) (White)</text:p>
          </table:table-cell>
          <table:table-cell office:value-type="string" table:style-name="ce4">
            <text:p>HTC</text:p>
          </table:table-cell>
          <table:table-cell office:value-type="string" table:style-name="ce4">
            <text:p>1 GB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2600 mAh</text:p>
          </table:table-cell>
          <table:table-cell office:value-type="float" office:value="21990" table:style-name="ce4">
            <text:p>21990</text:p>
          </table:table-cell>
          <table:table-cell office:value-type="string" table:style-name="ce4">
            <text:p>C:\xampp\htdocs\Supply-Chain\images\HTC_Desire_816G 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4">
            <text:p>HTC ONE A9 (Carbon Gray)</text:p>
          </table:table-cell>
          <table:table-cell office:value-type="string" table:style-name="ce4">
            <text:p>HTC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 inch</text:p>
          </table:table-cell>
          <table:table-cell office:value-type="string" table:style-name="ce4">
            <text:p>2150 mAh</text:p>
          </table:table-cell>
          <table:table-cell office:value-type="float" office:value="32600" table:style-name="ce4">
            <text:p>32600</text:p>
          </table:table-cell>
          <table:table-cell office:value-type="string" table:style-name="ce4">
            <text:p>C:\xampp\htdocs\Supply-Chain\images\HTC_ONE-A9 <text:s/>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4">
            <text:p>Nokia 9 (Blue)</text:p>
          </table:table-cell>
          <table:table-cell office:value-type="string" table:style-name="ce4">
            <text:p>Nokia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5.99 inch</text:p>
          </table:table-cell>
          <table:table-cell office:value-type="string" table:style-name="ce4">
            <text:p>3320 mAh</text:p>
          </table:table-cell>
          <table:table-cell office:value-type="float" office:value="49999" table:style-name="ce4">
            <text:p>49999</text:p>
          </table:table-cell>
          <table:table-cell office:value-type="string" table:style-name="ce4">
            <text:p>C:\xampp\htdocs\Supply-Chain\images\Nokia_9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4">
            <text:p>Nokia 8.1 (Iron)</text:p>
          </table:table-cell>
          <table:table-cell office:value-type="string" table:style-name="ce4">
            <text:p>Nokia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18 inch</text:p>
          </table:table-cell>
          <table:table-cell office:value-type="string" table:style-name="ce4">
            <text:p>3000 mAh</text:p>
          </table:table-cell>
          <table:table-cell office:value-type="float" office:value="20799" table:style-name="ce4">
            <text:p>20799</text:p>
          </table:table-cell>
          <table:table-cell office:value-type="string" table:style-name="ce4">
            <text:p>C:\xampp\htdocs\Supply-Chain\images\Nokia_8.1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4">
            <text:p>Nokia 8 Sirocco (Black)</text:p>
          </table:table-cell>
          <table:table-cell office:value-type="string" table:style-name="ce4">
            <text:p>Nokia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260 mAh</text:p>
          </table:table-cell>
          <table:table-cell office:value-type="float" office:value="36999" table:style-name="ce4">
            <text:p>36999</text:p>
          </table:table-cell>
          <table:table-cell office:value-type="string" table:style-name="ce4">
            <text:p>C:\xampp\htdocs\Supply-Chain\images\Nokia_8_Sirocc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4">
            <text:p>LG G7 ThinQ (Black)</text:p>
          </table:table-cell>
          <table:table-cell office:value-type="string" table:style-name="ce4">
            <text:p>LG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1 inch</text:p>
          </table:table-cell>
          <table:table-cell office:value-type="string" table:style-name="ce4">
            <text:p>3000 mAh</text:p>
          </table:table-cell>
          <table:table-cell office:value-type="float" office:value="29999" table:style-name="ce4">
            <text:p>29999</text:p>
          </table:table-cell>
          <table:table-cell office:value-type="string" table:style-name="ce4">
            <text:p>C:\xampp\htdocs\Supply-Chain\images\LG_G7_ThinQ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4">
            <text:p>LG G5 (Gold)</text:p>
          </table:table-cell>
          <table:table-cell office:value-type="string" table:style-name="ce4">
            <text:p>LG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3 inch</text:p>
          </table:table-cell>
          <table:table-cell office:value-type="string" table:style-name="ce4">
            <text:p>2800 mAh</text:p>
          </table:table-cell>
          <table:table-cell office:value-type="float" office:value="52990" table:style-name="ce4">
            <text:p>52990</text:p>
          </table:table-cell>
          <table:table-cell office:value-type="string" table:style-name="ce4">
            <text:p>C:\xampp\htdocs\Supply-Chain\images\LG_G5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4">
            <text:p>LG G4 (Genuine Leather Brown)</text:p>
          </table:table-cell>
          <table:table-cell office:value-type="string" table:style-name="ce4">
            <text:p>LG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000 mAh</text:p>
          </table:table-cell>
          <table:table-cell office:value-type="float" office:value="22990" table:style-name="ce4">
            <text:p>22990</text:p>
          </table:table-cell>
          <table:table-cell office:value-type="string" table:style-name="ce4">
            <text:p>C:\xampp\htdocs\Supply-Chain\images\LG_G4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4">
            <text:p>LG G2 D802 (Black Gold)</text:p>
          </table:table-cell>
          <table:table-cell office:value-type="string" table:style-name="ce4">
            <text:p>LG</text:p>
          </table:table-cell>
          <table:table-cell office:value-type="string" table:style-name="ce4">
            <text:p>2 GB 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3000 mAh<text:s/></text:p>
          </table:table-cell>
          <table:table-cell office:value-type="float" office:value="31971" table:style-name="ce4">
            <text:p>31971</text:p>
          </table:table-cell>
          <table:table-cell office:value-type="string" table:style-name="ce4">
            <text:p>C:\xampp\htdocs\Supply-Chain\images\LG_G2_D802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4">
            <text:p>Blackberry Evolve</text:p>
          </table:table-cell>
          <table:table-cell office:value-type="string" table:style-name="ce4">
            <text:p>Blackberry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99 inch</text:p>
          </table:table-cell>
          <table:table-cell office:value-type="string" table:style-name="ce4">
            <text:p>4000 mAh<text:s/></text:p>
          </table:table-cell>
          <table:table-cell office:value-type="float" office:value="23355" table:style-name="ce4">
            <text:p>23355</text:p>
          </table:table-cell>
          <table:table-cell office:value-type="string" table:style-name="ce4">
            <text:p>C:\xampp\htdocs\Supply-Chain\images\Blackberry_Evolv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4">
            <text:p>Blackberry Keyone</text:p>
          </table:table-cell>
          <table:table-cell office:value-type="string" table:style-name="ce4">
            <text:p>Blackberry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4.5 inch</text:p>
          </table:table-cell>
          <table:table-cell office:value-type="string" table:style-name="ce4">
            <text:p>3505 mAh</text:p>
          </table:table-cell>
          <table:table-cell office:value-type="float" office:value="29990" table:style-name="ce4">
            <text:p>29990</text:p>
          </table:table-cell>
          <table:table-cell office:value-type="string" table:style-name="ce4">
            <text:p>C:\xampp\htdocs\Supply-Chain\images\Blackberry_Keyon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4">
            <text:p>Sony Xperia XA Ultra Dual (Graphite Black)</text:p>
          </table:table-cell>
          <table:table-cell office:value-type="string" table:style-name="ce4">
            <text:p>Sony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2700 mAh </text:p>
          </table:table-cell>
          <table:table-cell office:value-type="float" office:value="24990" table:style-name="ce4">
            <text:p>24990</text:p>
          </table:table-cell>
          <table:table-cell office:value-type="string" table:style-name="ce4">
            <text:p>C:\xampp\htdocs\Supply-Chain\images\Sony_Xperia_XA_Ultra_Dual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4">
            <text:p>Sony Xperia Z3+</text:p>
          </table:table-cell>
          <table:table-cell office:value-type="string" table:style-name="ce4">
            <text:p>Sony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2930 mAh</text:p>
          </table:table-cell>
          <table:table-cell office:value-type="float" office:value="55990" table:style-name="ce4">
            <text:p>55990</text:p>
          </table:table-cell>
          <table:table-cell office:value-type="string" table:style-name="ce4">
            <text:p>C:\xampp\htdocs\Supply-Chain\images\Sony_Xperia_Z3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4">
            <text:p>Sony Xperia XZ Dual (Platinum)</text:p>
          </table:table-cell>
          <table:table-cell office:value-type="string" table:style-name="ce4">
            <text:p>Sony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2900 mAh</text:p>
          </table:table-cell>
          <table:table-cell office:value-type="float" office:value="40990" table:style-name="ce4">
            <text:p>40990</text:p>
          </table:table-cell>
          <table:table-cell office:value-type="string" table:style-name="ce4">
            <text:p>C:\xampp\htdocs\Supply-Chain\images\Sony_Xperia_XZ_Dual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4">
            <text:p>Google Pixel 3 (Clearly White)</text:p>
          </table:table-cell>
          <table:table-cell office:value-type="string" table:style-name="ce4">
            <text:p>Google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2915 mAh</text:p>
          </table:table-cell>
          <table:table-cell office:value-type="float" office:value="49999" table:style-name="ce4">
            <text:p>49999</text:p>
          </table:table-cell>
          <table:table-cell office:value-type="string" table:style-name="ce4">
            <text:p>C:\xampp\htdocs\Supply-Chain\images\Google_Pixel_3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4">
            <text:p>Google Pixel 3 XL (Just Black)</text:p>
          </table:table-cell>
          <table:table-cell office:value-type="string" table:style-name="ce4">
            <text:p>Google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3 inch</text:p>
          </table:table-cell>
          <table:table-cell office:value-type="string" table:style-name="ce4">
            <text:p>3430 mAh</text:p>
          </table:table-cell>
          <table:table-cell office:value-type="float" office:value="65999" table:style-name="ce4">
            <text:p>65999</text:p>
          </table:table-cell>
          <table:table-cell office:value-type="string" table:style-name="ce4">
            <text:p>C:\xampp\htdocs\Supply-Chain\images\Google_Pixel_3_XL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4">
            <text:p>Google Pixel 3a (Just Black)</text:p>
          </table:table-cell>
          <table:table-cell office:value-type="string" table:style-name="ce4">
            <text:p>Google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2 inch</text:p>
          </table:table-cell>
          <table:table-cell office:value-type="string" table:style-name="ce4">
            <text:p>3000 mAh</text:p>
          </table:table-cell>
          <table:table-cell office:value-type="float" office:value="39999" table:style-name="ce4">
            <text:p>39999</text:p>
          </table:table-cell>
          <table:table-cell office:value-type="string" table:style-name="ce4">
            <text:p>C:\xampp\htdocs\Supply-Chain\images\Google_Pixel_3a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4">
            <text:p>Gionee A1 (Grey)</text:p>
          </table:table-cell>
          <table:table-cell office:value-type="string" table:style-name="ce4">
            <text:p>Gionee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4010 mAh</text:p>
          </table:table-cell>
          <table:table-cell office:value-type="float" office:value="21400" table:style-name="ce4">
            <text:p>21400</text:p>
          </table:table-cell>
          <table:table-cell office:value-type="string" table:style-name="ce4">
            <text:p>C:\xampp\htdocs\Supply-Chain\images\Gionee_A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4">
            <text:p>Gionee Marathon M5 Plus</text:p>
          </table:table-cell>
          <table:table-cell office:value-type="string" table:style-name="ce4">
            <text:p>Gionee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5020 mAh</text:p>
          </table:table-cell>
          <table:table-cell office:value-type="float" office:value="26999" table:style-name="ce4">
            <text:p>26999</text:p>
          </table:table-cell>
          <table:table-cell office:value-type="string" table:style-name="ce4">
            <text:p>C:\xampp\htdocs\Supply-Chain\images\Gionee_Marathon_M5_Plus.PNG</text:p>
          </table:table-cell>
          <table:table-cell table:number-columns-repeated="16375" table:style-name="ce4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4">
            <text:p>Gionee S6 Pro (Gold)</text:p>
          </table:table-cell>
          <table:table-cell office:value-type="string" table:style-name="ce4">
            <text:p>Gionee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6.2 inch</text:p>
          </table:table-cell>
          <table:table-cell office:value-type="string" table:style-name="ce4">
            <text:p>3130 mAh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C:\xampp\htdocs\Supply-Chain\images\Gionee_S6_Pro.PNG</text:p>
          </table:table-cell>
          <table:table-cell table:number-columns-repeated="16375" table:style-name="ce4"/>
        </table:table-row>
        <table:table-row table:style-name="ro2">
          <table:table-cell table:number-columns-repeated="16384" table:style-name="ce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table:number-columns-repeated="5" table:style-name="ce2"/>
          <table:table-cell table:style-name="ce6"/>
          <table:table-cell table:number-columns-repeated="16378" table:style-name="ce2"/>
        </table:table-row>
        <table:table-row table:number-rows-repeated="1048521" table:style-name="ro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number-columns-repeated="16383" table:default-cell-style-name="ce1"/>
        <table:table-row table:style-name="ro5">
          <table:table-cell office:value-type="string" table:style-name="ce1">
            <text:p>BNAME</text:p>
          </table:table-cell>
          <table:table-cell office:value-type="string" table:style-name="ce1">
            <text:p>BID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Viv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Realm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Samsu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Hono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Oppo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Moto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Redmi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Asus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HTC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Nokia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LG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Blackberry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Sony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Google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Gionee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number-rows-repeated="1048560" table:style-name="ro5">
          <table:table-cell table:number-columns-repeated="16384"/>
        </table:table-row>
      </table:table>
      <table:table table:name="Sheet3" table:style-name="ta2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1" table:number-columns-repeated="16375" table:default-cell-style-name="ce2"/>
        <table:table-row table:style-name="ro1">
          <table:table-cell office:value-type="string" table:style-name="ce3">
            <text:p>SNO</text:p>
          </table:table-cell>
          <table:table-cell office:value-type="string" table:style-name="ce3">
            <text:p>PRODUCT NAME</text:p>
          </table:table-cell>
          <table:table-cell office:value-type="string" table:style-name="ce3">
            <text:p>BRAND NAME</text:p>
          </table:table-cell>
          <table:table-cell office:value-type="string" table:style-name="ce3">
            <text:p>RAM</text:p>
          </table:table-cell>
          <table:table-cell office:value-type="string" table:style-name="ce3">
            <text:p>STORAGE(ROM)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BATTERY</text:p>
          </table:table-cell>
          <table:table-cell office:value-type="string" table:style-name="ce3">
            <text:p>PRICE</text:p>
          </table:table-cell>
          <table:table-cell table:number-columns-repeated="16376" table:style-name="ce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Vivo Y91 (Nebula Purple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text:s/></text:p>
          </table:table-cell>
          <table:table-cell office:value-type="string" table:style-name="ce5">
            <text:p>6.53 inch</text:p>
          </table:table-cell>
          <table:table-cell office:value-type="string" table:style-name="ce4">
            <text:p>4030 mAh</text:p>
          </table:table-cell>
          <table:table-cell office:value-type="float" office:value="9990" table:style-name="ce4">
            <text:p>9990</text:p>
          </table:table-cell>
          <table:table-cell office:value-type="string" table:style-name="ce4">
            <text:p>Vivo_Y91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Vivo Z1Pro (Sonic Black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22 inch</text:p>
          </table:table-cell>
          <table:table-cell office:value-type="string" table:style-name="ce4">
            <text:p>5000 mAh</text:p>
          </table:table-cell>
          <table:table-cell office:value-type="float" office:value="14990" table:style-name="ce4">
            <text:p>14990</text:p>
          </table:table-cell>
          <table:table-cell office:value-type="string" table:style-name="ce4">
            <text:p>Vivo_Z1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Realme C2 (Diamond Black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 GB 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6.1 inch</text:p>
          </table:table-cell>
          <table:table-cell office:value-type="string" table:style-name="ce4">
            <text:p>4000 mAh</text:p>
          </table:table-cell>
          <table:table-cell office:value-type="float" office:value="5999" table:style-name="ce4">
            <text:p>5999</text:p>
          </table:table-cell>
          <table:table-cell office:value-type="string" table:style-name="ce4">
            <text:p>Realme_C2.PNG</text:p>
          </table:table-cell>
          <table:table-cell table:number-columns-repeated="16375" table:style-name="ce4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Realme 3i (Diamond Blu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22 inch</text:p>
          </table:table-cell>
          <table:table-cell office:value-type="string" table:style-name="ce4">
            <text:p>4230 mAh </text:p>
          </table:table-cell>
          <table:table-cell office:value-type="float" office:value="9999" table:style-name="ce4">
            <text:p>9999</text:p>
          </table:table-cell>
          <table:table-cell office:value-type="string" table:style-name="ce4">
            <text:p>Realme_3i.PNG</text:p>
          </table:table-cell>
          <table:table-cell table:number-columns-repeated="16375" table:style-name="ce4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Realme X (Polar Whit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8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53 inch</text:p>
          </table:table-cell>
          <table:table-cell office:value-type="string" table:style-name="ce4">
            <text:p>3765 mAh</text:p>
          </table:table-cell>
          <table:table-cell office:value-type="float" office:value="19999" table:style-name="ce4">
            <text:p>19999</text:p>
          </table:table-cell>
          <table:table-cell office:value-type="string" table:style-name="ce4">
            <text:p>Realme_X.PNG</text:p>
          </table:table-cell>
          <table:table-cell table:number-columns-repeated="16375" table:style-name="ce4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Realme 3 Pro (Nitro Blu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3 inch</text:p>
          </table:table-cell>
          <table:table-cell office:value-type="string" table:style-name="ce4">
            <text:p>4045 mAh</text:p>
          </table:table-cell>
          <table:table-cell office:value-type="float" office:value="15999" table:style-name="ce4">
            <text:p>15999</text:p>
          </table:table-cell>
          <table:table-cell office:value-type="string" table:style-name="ce4">
            <text:p>Realme_3_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Samsung Galaxy J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6 inch</text:p>
          </table:table-cell>
          <table:table-cell office:value-type="string" table:style-name="ce4">
            <text:p>3000 mAh</text:p>
          </table:table-cell>
          <table:table-cell office:value-type="float" office:value="9490" table:style-name="ce4">
            <text:p>9490</text:p>
          </table:table-cell>
          <table:table-cell office:value-type="string" table:style-name="ce4">
            <text:p>Samsung_Galaxy_J6.PNG</text:p>
          </table:table-cell>
          <table:table-cell table:number-columns-repeated="16375" table:style-name="ce4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Samsung Galaxy On8 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500 mAh </text:p>
          </table:table-cell>
          <table:table-cell office:value-type="float" office:value="11990" table:style-name="ce4">
            <text:p>11990</text:p>
          </table:table-cell>
          <table:table-cell office:value-type="string" table:style-name="ce4">
            <text:p>Samsung_Galaxy_On8.PNG</text:p>
          </table:table-cell>
          <table:table-cell table:number-columns-repeated="16375" table:style-name="ce4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Samsung Galaxy A1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2 GB </text:p>
          </table:table-cell>
          <table:table-cell office:value-type="string" table:style-name="ce4">
            <text:p>32 GB<text:s/></text:p>
          </table:table-cell>
          <table:table-cell office:value-type="string" table:style-name="ce5">
            <text:p>6.2 inch</text:p>
          </table:table-cell>
          <table:table-cell office:value-type="string" table:style-name="ce4">
            <text:p>3400 mAh</text:p>
          </table:table-cell>
          <table:table-cell office:value-type="float" office:value="7990" table:style-name="ce4">
            <text:p>7990</text:p>
          </table:table-cell>
          <table:table-cell office:value-type="string" table:style-name="ce4">
            <text:p>Samsung_Galaxy_A10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4">
            <text:p>Samsung Galaxy M30 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4 inch</text:p>
          </table:table-cell>
          <table:table-cell office:value-type="string" table:style-name="ce4">
            <text:p>5000 mAh </text:p>
          </table:table-cell>
          <table:table-cell office:value-type="float" office:value="15356" table:style-name="ce4">
            <text:p>15356</text:p>
          </table:table-cell>
          <table:table-cell office:value-type="string" table:style-name="ce4">
            <text:p>Samsung_Galaxy_M30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Samsung Galaxy A2 Core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1 GB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5 inch</text:p>
          </table:table-cell>
          <table:table-cell office:value-type="string" table:style-name="ce4">
            <text:p>2600 mAh</text:p>
          </table:table-cell>
          <table:table-cell office:value-type="float" office:value="5290" table:style-name="ce4">
            <text:p>5290</text:p>
          </table:table-cell>
          <table:table-cell office:value-type="string" table:style-name="ce4">
            <text:p>Samsung_Galaxy_A2_Cor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4">
            <text:p>Honor 9 Lite (Sapphire Blue)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text:s/></text:p>
          </table:table-cell>
          <table:table-cell office:value-type="string" table:style-name="ce5">
            <text:p>5.65 inch</text:p>
          </table:table-cell>
          <table:table-cell office:value-type="string" table:style-name="ce4">
            <text:p>3000 mAh </text:p>
          </table:table-cell>
          <table:table-cell office:value-type="float" office:value="7999" table:style-name="ce4">
            <text:p>7999</text:p>
          </table:table-cell>
          <table:table-cell office:value-type="string" table:style-name="ce4">
            <text:p>Honor_9_Lit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4">
            <text:p>Honor 8C (Black)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6.26 inch</text:p>
          </table:table-cell>
          <table:table-cell office:value-type="string" table:style-name="ce4">
            <text:p>4000 mAh</text:p>
          </table:table-cell>
          <table:table-cell office:value-type="float" office:value="7999" table:style-name="ce4">
            <text:p>7999</text:p>
          </table:table-cell>
          <table:table-cell office:value-type="string" table:style-name="ce4">
            <text:p>Honor_8C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4">
            <text:p>OPPO F5 (Black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200 mAh</text:p>
          </table:table-cell>
          <table:table-cell office:value-type="float" office:value="24990" table:style-name="ce4">
            <text:p>24990</text:p>
          </table:table-cell>
          <table:table-cell office:value-type="string" table:style-name="ce4">
            <text:p>OPPO_F5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OPPO F11 Pro (Thunder Black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5 inch</text:p>
          </table:table-cell>
          <table:table-cell office:value-type="string" table:style-name="ce4">
            <text:p>4000 mAh</text:p>
          </table:table-cell>
          <table:table-cell office:value-type="float" office:value="20990" table:style-name="ce4">
            <text:p>20990</text:p>
          </table:table-cell>
          <table:table-cell office:value-type="string" table:style-name="ce4">
            <text:p>OPPO_F11_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4">
            <text:p>OPPO Reno 10x Zoom (Jet Black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6 inch</text:p>
          </table:table-cell>
          <table:table-cell office:value-type="string" table:style-name="ce4">
            <text:p>4065 mAh</text:p>
          </table:table-cell>
          <table:table-cell office:value-type="float" office:value="39990" table:style-name="ce4">
            <text:p>39990</text:p>
          </table:table-cell>
          <table:table-cell office:value-type="string" table:style-name="ce4">
            <text:p>OPPO_Reno_10x_Zoom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4">
            <text:p>OPPO Find X 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8 GB</text:p>
          </table:table-cell>
          <table:table-cell office:value-type="string" table:style-name="ce4">
            <text:p>256 GB</text:p>
          </table:table-cell>
          <table:table-cell office:value-type="string" table:style-name="ce5">
            <text:p>6.4 inch</text:p>
          </table:table-cell>
          <table:table-cell office:value-type="string" table:style-name="ce4">
            <text:p>3730 mAh</text:p>
          </table:table-cell>
          <table:table-cell office:value-type="float" office:value="58990" table:style-name="ce4">
            <text:p>58990</text:p>
          </table:table-cell>
          <table:table-cell office:value-type="string" table:style-name="ce4">
            <text:p>OPPO_Find_X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4">
            <text:p>OPPO F9 Pro (Sunrise Red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3 inch</text:p>
          </table:table-cell>
          <table:table-cell office:value-type="string" table:style-name="ce4">
            <text:p>3500 mAh</text:p>
          </table:table-cell>
          <table:table-cell office:value-type="float" office:value="20990" table:style-name="ce4">
            <text:p>20990</text:p>
          </table:table-cell>
          <table:table-cell office:value-type="string" table:style-name="ce4">
            <text:p>OPPO_F9_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4">
            <text:p>OPPO K1 (Astral Blue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41 inch</text:p>
          </table:table-cell>
          <table:table-cell office:value-type="string" table:style-name="ce4">
            <text:p>3600 mAh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OPPO_K1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4">
            <text:p>OPPO F5 Youth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200 mAh 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OPPO_F5_Youth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Moto Z Play with Style Mod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510 mAh </text:p>
          </table:table-cell>
          <table:table-cell office:value-type="float" office:value="21990" table:style-name="ce4">
            <text:p>21990</text:p>
          </table:table-cell>
          <table:table-cell office:value-type="string" table:style-name="ce4">
            <text:p>Moto_Z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4">
            <text:p>Moto Z2 Force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2730 mAh</text:p>
          </table:table-cell>
          <table:table-cell office:value-type="float" office:value="21999" table:style-name="ce4">
            <text:p>21999</text:p>
          </table:table-cell>
          <table:table-cell office:value-type="string" table:style-name="ce4">
            <text:p>Moto_Z2_Force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4">
            <text:p>Moto Turbo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3900 mAh</text:p>
          </table:table-cell>
          <table:table-cell office:value-type="float" office:value="31999" table:style-name="ce4">
            <text:p>31999</text:p>
          </table:table-cell>
          <table:table-cell office:value-type="string" table:style-name="ce4">
            <text:p>Moto_Turb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4">
            <text:p>Moto X4 (Super Black)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3000 mAh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Moto_X4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4">
            <text:p>Redmi K20 Pro (Carbon BlacK)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39 inch</text:p>
          </table:table-cell>
          <table:table-cell office:value-type="string" table:style-name="ce4">
            <text:p>4000 mAh</text:p>
          </table:table-cell>
          <table:table-cell office:value-type="float" office:value="27999" table:style-name="ce4">
            <text:p>27999</text:p>
          </table:table-cell>
          <table:table-cell office:value-type="string" table:style-name="ce4">
            <text:p>Redmi K20 Pro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4">
            <text:p>Mi Mix 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5.99 inch</text:p>
          </table:table-cell>
          <table:table-cell office:value-type="string" table:style-name="ce4">
            <text:p>3400 mAh </text:p>
          </table:table-cell>
          <table:table-cell office:value-type="float" office:value="29999" table:style-name="ce4">
            <text:p>29999</text:p>
          </table:table-cell>
          <table:table-cell office:value-type="string" table:style-name="ce4">
            <text:p>Mi_Mix_2.PNG</text:p>
          </table:table-cell>
          <table:table-cell table:number-columns-repeated="16375" table:style-name="ce4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4">
            <text:p>Asus Zenfone 2 ZE551ML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000 mAh</text:p>
          </table:table-cell>
          <table:table-cell office:value-type="float" office:value="22999" table:style-name="ce4">
            <text:p>22999</text:p>
          </table:table-cell>
          <table:table-cell office:value-type="string" table:style-name="ce4">
            <text:p>Asus_Zenfone.PNG</text:p>
          </table:table-cell>
          <table:table-cell table:number-columns-repeated="16375" table:style-name="ce4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Asus 6Z (Black)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6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39 inch</text:p>
          </table:table-cell>
          <table:table-cell office:value-type="string" table:style-name="ce4">
            <text:p>5000 mAh</text:p>
          </table:table-cell>
          <table:table-cell office:value-type="float" office:value="31999" table:style-name="ce4">
            <text:p>31999</text:p>
          </table:table-cell>
          <table:table-cell office:value-type="string" table:style-name="ce4">
            <text:p>Asus_6Z.PNG</text:p>
          </table:table-cell>
          <table:table-cell table:number-columns-repeated="16375" table:style-name="ce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Asus ROG (Black)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8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4000 mAh</text:p>
          </table:table-cell>
          <table:table-cell office:value-type="float" office:value="69999" table:style-name="ce4">
            <text:p>69999</text:p>
          </table:table-cell>
          <table:table-cell office:value-type="string" table:style-name="ce4">
            <text:p>Asus_ROG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HTC U11+ (Amazing Silver)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3930 mAh</text:p>
          </table:table-cell>
          <table:table-cell office:value-type="float" office:value="56990" table:style-name="ce4">
            <text:p>56990</text:p>
          </table:table-cell>
          <table:table-cell office:value-type="string" table:style-name="ce4">
            <text:p>HTC_U11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HTC Desire 816G (Octa Core) (White)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1 GB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2600 mAh</text:p>
          </table:table-cell>
          <table:table-cell office:value-type="float" office:value="21990" table:style-name="ce4">
            <text:p>21990</text:p>
          </table:table-cell>
          <table:table-cell office:value-type="string" table:style-name="ce4">
            <text:p>HTC_Desire_816G 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HTC ONE A9 (Carbon Gray)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 inch</text:p>
          </table:table-cell>
          <table:table-cell office:value-type="string" table:style-name="ce4">
            <text:p>2150 mAh</text:p>
          </table:table-cell>
          <table:table-cell office:value-type="float" office:value="32600" table:style-name="ce4">
            <text:p>32600</text:p>
          </table:table-cell>
          <table:table-cell office:value-type="string" table:style-name="ce4">
            <text:p>HTC_ONE-A9 <text:s/>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Nokia 9 (Blue)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5.99 inch</text:p>
          </table:table-cell>
          <table:table-cell office:value-type="string" table:style-name="ce4">
            <text:p>3320 mAh</text:p>
          </table:table-cell>
          <table:table-cell office:value-type="float" office:value="49999" table:style-name="ce4">
            <text:p>49999</text:p>
          </table:table-cell>
          <table:table-cell office:value-type="string" table:style-name="ce4">
            <text:p>Nokia_9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Nokia 8.1 (Iron)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18 inch</text:p>
          </table:table-cell>
          <table:table-cell office:value-type="string" table:style-name="ce4">
            <text:p>3000 mAh</text:p>
          </table:table-cell>
          <table:table-cell office:value-type="float" office:value="20799" table:style-name="ce4">
            <text:p>20799</text:p>
          </table:table-cell>
          <table:table-cell office:value-type="string" table:style-name="ce4">
            <text:p>Nokia_8.1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Nokia 8 Sirocco (Black)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6 GB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260 mAh</text:p>
          </table:table-cell>
          <table:table-cell office:value-type="float" office:value="36999" table:style-name="ce4">
            <text:p>36999</text:p>
          </table:table-cell>
          <table:table-cell office:value-type="string" table:style-name="ce4">
            <text:p>Nokia_8_Sirocco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LG G7 ThinQ (Black)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1 inch</text:p>
          </table:table-cell>
          <table:table-cell office:value-type="string" table:style-name="ce4">
            <text:p>3000 mAh</text:p>
          </table:table-cell>
          <table:table-cell office:value-type="float" office:value="29999" table:style-name="ce4">
            <text:p>29999</text:p>
          </table:table-cell>
          <table:table-cell office:value-type="string" table:style-name="ce4">
            <text:p>LG_G7_ThinQ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LG G5 (Gold)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3 inch</text:p>
          </table:table-cell>
          <table:table-cell office:value-type="string" table:style-name="ce4">
            <text:p>2800 mAh</text:p>
          </table:table-cell>
          <table:table-cell office:value-type="float" office:value="52990" table:style-name="ce4">
            <text:p>52990</text:p>
          </table:table-cell>
          <table:table-cell office:value-type="string" table:style-name="ce4">
            <text:p>LG_G5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LG G4 (Genuine Leather Brown)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3000 mAh</text:p>
          </table:table-cell>
          <table:table-cell office:value-type="float" office:value="22990" table:style-name="ce4">
            <text:p>22990</text:p>
          </table:table-cell>
          <table:table-cell office:value-type="string" table:style-name="ce4">
            <text:p>LG_G4.PNG</text:p>
          </table:table-cell>
          <table:table-cell table:number-columns-repeated="16375" table:style-name="ce4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LG G2 D802 (Black Gold)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2 GB 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3000 mAh<text:s/></text:p>
          </table:table-cell>
          <table:table-cell office:value-type="float" office:value="31971" table:style-name="ce4">
            <text:p>31971</text:p>
          </table:table-cell>
          <table:table-cell office:value-type="string" table:style-name="ce4">
            <text:p>LG_G2_D802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Blackberry Evolve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99 inch</text:p>
          </table:table-cell>
          <table:table-cell office:value-type="string" table:style-name="ce4">
            <text:p>4000 mAh<text:s/></text:p>
          </table:table-cell>
          <table:table-cell office:value-type="float" office:value="23355" table:style-name="ce4">
            <text:p>23355</text:p>
          </table:table-cell>
          <table:table-cell office:value-type="string" table:style-name="ce4">
            <text:p>Blackberry_Evolve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Blackberry Keyone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4.5 inch</text:p>
          </table:table-cell>
          <table:table-cell office:value-type="string" table:style-name="ce4">
            <text:p>3505 mAh</text:p>
          </table:table-cell>
          <table:table-cell office:value-type="float" office:value="29990" table:style-name="ce4">
            <text:p>29990</text:p>
          </table:table-cell>
          <table:table-cell office:value-type="string" table:style-name="ce4">
            <text:p>Blackberry_Keyone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Sony Xperia XA Ultra Dual (Graphite Black)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16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2700 mAh </text:p>
          </table:table-cell>
          <table:table-cell office:value-type="float" office:value="24990" table:style-name="ce4">
            <text:p>24990</text:p>
          </table:table-cell>
          <table:table-cell office:value-type="string" table:style-name="ce4">
            <text:p>Sony_Xperia_XA_Ultra_Dual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Sony Xperia Z3+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2930 mAh</text:p>
          </table:table-cell>
          <table:table-cell office:value-type="float" office:value="55990" table:style-name="ce4">
            <text:p>55990</text:p>
          </table:table-cell>
          <table:table-cell office:value-type="string" table:style-name="ce4">
            <text:p>Sony_Xperia_Z3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Sony Xperia XZ Dual (Platinum)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2 inch</text:p>
          </table:table-cell>
          <table:table-cell office:value-type="string" table:style-name="ce4">
            <text:p>2900 mAh</text:p>
          </table:table-cell>
          <table:table-cell office:value-type="float" office:value="40990" table:style-name="ce4">
            <text:p>40990</text:p>
          </table:table-cell>
          <table:table-cell office:value-type="string" table:style-name="ce4">
            <text:p>Sony_Xperia_XZ_Dual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Google Pixel 3 (Clearly White)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2915 mAh</text:p>
          </table:table-cell>
          <table:table-cell office:value-type="float" office:value="49999" table:style-name="ce4">
            <text:p>49999</text:p>
          </table:table-cell>
          <table:table-cell office:value-type="string" table:style-name="ce4">
            <text:p>Google_Pixel_3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Google Pixel 3 XL (Just Black)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128 GB</text:p>
          </table:table-cell>
          <table:table-cell office:value-type="string" table:style-name="ce5">
            <text:p>6.3 inch</text:p>
          </table:table-cell>
          <table:table-cell office:value-type="string" table:style-name="ce4">
            <text:p>3430 mAh</text:p>
          </table:table-cell>
          <table:table-cell office:value-type="float" office:value="65999" table:style-name="ce4">
            <text:p>65999</text:p>
          </table:table-cell>
          <table:table-cell office:value-type="string" table:style-name="ce4">
            <text:p>Google_Pixel_3_XL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Google Pixel 3a (Just Black)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.2 inch</text:p>
          </table:table-cell>
          <table:table-cell office:value-type="string" table:style-name="ce4">
            <text:p>3000 mAh</text:p>
          </table:table-cell>
          <table:table-cell office:value-type="float" office:value="39999" table:style-name="ce4">
            <text:p>39999</text:p>
          </table:table-cell>
          <table:table-cell office:value-type="string" table:style-name="ce4">
            <text:p>Google_Pixel_3a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Gionee A1 (Grey)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5.5 inch</text:p>
          </table:table-cell>
          <table:table-cell office:value-type="string" table:style-name="ce4">
            <text:p>4010 mAh</text:p>
          </table:table-cell>
          <table:table-cell office:value-type="float" office:value="21400" table:style-name="ce4">
            <text:p>21400</text:p>
          </table:table-cell>
          <table:table-cell office:value-type="string" table:style-name="ce4">
            <text:p>Gionee_A.PNG</text:p>
          </table:table-cell>
          <table:table-cell table:number-columns-repeated="16375" table:style-name="ce4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Gionee Marathon M5 Plus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3 GB</text:p>
          </table:table-cell>
          <table:table-cell office:value-type="string" table:style-name="ce4">
            <text:p>64 GB</text:p>
          </table:table-cell>
          <table:table-cell office:value-type="string" table:style-name="ce5">
            <text:p>6 inch</text:p>
          </table:table-cell>
          <table:table-cell office:value-type="string" table:style-name="ce4">
            <text:p>5020 mAh</text:p>
          </table:table-cell>
          <table:table-cell office:value-type="float" office:value="26999" table:style-name="ce4">
            <text:p>26999</text:p>
          </table:table-cell>
          <table:table-cell office:value-type="string" table:style-name="ce4">
            <text:p>Gionee_Marathon_M5_Plus.PNG</text:p>
          </table:table-cell>
          <table:table-cell table:number-columns-repeated="16375" table:style-name="ce4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Gionee S6 Pro (Gold)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GB<text:s/></text:p>
          </table:table-cell>
          <table:table-cell office:value-type="string" table:style-name="ce4">
            <text:p>32 GB</text:p>
          </table:table-cell>
          <table:table-cell office:value-type="string" table:style-name="ce5">
            <text:p>6.2 inch</text:p>
          </table:table-cell>
          <table:table-cell office:value-type="string" table:style-name="ce4">
            <text:p>3130 mAh</text:p>
          </table:table-cell>
          <table:table-cell office:value-type="float" office:value="20000" table:style-name="ce4">
            <text:p>20000</text:p>
          </table:table-cell>
          <table:table-cell office:value-type="string" table:style-name="ce4">
            <text:p>Gionee_S6_Pro.PNG</text:p>
          </table:table-cell>
          <table:table-cell table:number-columns-repeated="16375" table:style-name="ce4"/>
        </table:table-row>
        <table:table-row table:style-name="ro1">
          <table:table-cell table:number-columns-repeated="16384" table:style-name="ce4"/>
        </table:table-row>
        <table:table-row table:number-rows-repeated="2" table:style-name="ro3">
          <table:table-cell table:number-columns-repeated="16384"/>
        </table:table-row>
        <table:table-row table:style-name="ro6">
          <table:table-cell table:number-columns-repeated="5" table:style-name="ce2"/>
          <table:table-cell table:style-name="ce6"/>
          <table:table-cell table:number-columns-repeated="16378" table:style-name="ce2"/>
        </table:table-row>
        <table:table-row table:number-rows-repeated="1048521" table:style-name="ro3">
          <table:table-cell table:number-columns-repeated="16384"/>
        </table:table-row>
      </table:table>
      <table:table table:name="Sheet4" table:style-name="ta1">
        <table:table-column table:style-name="co22" table:default-cell-style-name="ce2"/>
        <table:table-column table:style-name="co15" table:default-cell-style-name="ce2"/>
        <table:table-column table:style-name="co23" table:default-cell-style-name="ce2"/>
        <table:table-column table:style-name="co16" table:default-cell-style-name="ce2"/>
        <table:table-column table:style-name="co24" table:default-cell-style-name="ce2"/>
        <table:table-column table:style-name="co17" table:default-cell-style-name="ce2"/>
        <table:table-column table:style-name="co25" table:default-cell-style-name="ce2"/>
        <table:table-column table:style-name="co5" table:default-cell-style-name="ce2"/>
        <table:table-column table:style-name="co6" table:default-cell-style-name="ce2"/>
        <table:table-column table:style-name="co18" table:default-cell-style-name="ce2"/>
        <table:table-column table:style-name="co26" table:default-cell-style-name="ce2"/>
        <table:table-column table:style-name="co19" table:default-cell-style-name="ce2"/>
        <table:table-column table:style-name="co27" table:default-cell-style-name="ce2"/>
        <table:table-column table:style-name="co20" table:default-cell-style-name="ce2"/>
        <table:table-column table:style-name="co28" table:default-cell-style-name="ce2"/>
        <table:table-column table:style-name="co21" table:default-cell-style-name="ce2"/>
        <table:table-column table:style-name="co11" table:number-columns-repeated="16368" table:default-cell-style-name="ce2"/>
        <table:table-row table:style-name="ro1">
          <table:table-cell table:style-name="ce3"/>
          <table:table-cell office:value-type="string" table:style-name="ce3">
            <text:p>PRODUCT NAME</text:p>
          </table:table-cell>
          <table:table-cell table:style-name="ce3"/>
          <table:table-cell office:value-type="string" table:style-name="ce3">
            <text:p>BRAND NAME</text:p>
          </table:table-cell>
          <table:table-cell table:style-name="ce3"/>
          <table:table-cell office:value-type="string" table:style-name="ce3">
            <text:p>RAM</text:p>
          </table:table-cell>
          <table:table-cell table:style-name="ce3"/>
          <table:table-cell office:value-type="string" table:style-name="ce3">
            <text:p>STORAGE(ROM)</text:p>
          </table:table-cell>
          <table:table-cell table:style-name="ce3"/>
          <table:table-cell office:value-type="string" table:style-name="ce3">
            <text:p>DISPLAY</text:p>
          </table:table-cell>
          <table:table-cell table:style-name="ce3"/>
          <table:table-cell office:value-type="string" table:style-name="ce3">
            <text:p>BATTERY</text:p>
          </table:table-cell>
          <table:table-cell table:style-name="ce3"/>
          <table:table-cell office:value-type="string" table:style-name="ce3">
            <text:p>PRICE</text:p>
          </table:table-cell>
          <table:table-cell table:number-columns-repeated="16370" table:style-name="ce3"/>
        </table:table-row>
        <table:table-row table:style-name="ro1">
          <table:table-cell office:value-type="string" table:style-name="ce3">
            <text:p>insert into products (PNAME,BID,RAM,STORAGE,DISPLAY,BATTERY,PRICE,PIC) values ('</text:p>
          </table:table-cell>
          <table:table-cell office:value-type="string" table:style-name="ce4">
            <text:p>Vivo Y91 (Nebula Purple)</text:p>
          </table:table-cell>
          <table:table-cell office:value-type="string" table:style-name="ce7">
            <text:p>','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text:s/>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53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30 mAh</text:p>
          </table:table-cell>
          <table:table-cell office:value-type="string" table:style-name="ce7">
            <text:p>','</text:p>
          </table:table-cell>
          <table:table-cell office:value-type="float" office:value="9990" table:style-name="ce4">
            <text:p>9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Vivo_Y91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Vivo Z1Pro (Sonic Black)</text:p>
          </table:table-cell>
          <table:table-cell office:value-type="string" table:style-name="ce7">
            <text:p>','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2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5000 mAh</text:p>
          </table:table-cell>
          <table:table-cell office:value-type="string" table:style-name="ce7">
            <text:p>','</text:p>
          </table:table-cell>
          <table:table-cell office:value-type="float" office:value="14990" table:style-name="ce4">
            <text:p>14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Vivo_Z1Pr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Realme C2 (Diamond Black)</text:p>
          </table:table-cell>
          <table:table-cell office:value-type="string" table:style-name="ce7">
            <text:p>','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 GB 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6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1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00 mAh</text:p>
          </table:table-cell>
          <table:table-cell office:value-type="string" table:style-name="ce7">
            <text:p>','</text:p>
          </table:table-cell>
          <table:table-cell office:value-type="float" office:value="5999" table:style-name="ce4">
            <text:p>5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Realme_C2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Realme 3i (Diamond Blue)</text:p>
          </table:table-cell>
          <table:table-cell office:value-type="string" table:style-name="ce7">
            <text:p>','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2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230 mAh </text:p>
          </table:table-cell>
          <table:table-cell office:value-type="string" table:style-name="ce7">
            <text:p>','</text:p>
          </table:table-cell>
          <table:table-cell office:value-type="float" office:value="9999" table:style-name="ce4">
            <text:p>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Realme_3i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Realme X (Polar White)</text:p>
          </table:table-cell>
          <table:table-cell office:value-type="string" table:style-name="ce7">
            <text:p>','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8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53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765 mAh</text:p>
          </table:table-cell>
          <table:table-cell office:value-type="string" table:style-name="ce7">
            <text:p>','</text:p>
          </table:table-cell>
          <table:table-cell office:value-type="float" office:value="19999" table:style-name="ce4">
            <text:p>1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Realme_X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Realme 3 Pro (Nitro Blue)</text:p>
          </table:table-cell>
          <table:table-cell office:value-type="string" table:style-name="ce7">
            <text:p>','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3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45 mAh</text:p>
          </table:table-cell>
          <table:table-cell office:value-type="string" table:style-name="ce7">
            <text:p>','</text:p>
          </table:table-cell>
          <table:table-cell office:value-type="float" office:value="15999" table:style-name="ce4">
            <text:p>15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Realme_3_Pr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amsung Galaxy J6</text:p>
          </table:table-cell>
          <table:table-cell office:value-type="string" table:style-name="ce7">
            <text:p>','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9490" table:style-name="ce4">
            <text:p>94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amsung_Galaxy_J6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amsung Galaxy On8 </text:p>
          </table:table-cell>
          <table:table-cell office:value-type="string" table:style-name="ce7">
            <text:p>','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500 mAh </text:p>
          </table:table-cell>
          <table:table-cell office:value-type="string" table:style-name="ce7">
            <text:p>','</text:p>
          </table:table-cell>
          <table:table-cell office:value-type="float" office:value="11990" table:style-name="ce4">
            <text:p>11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amsung_Galaxy_On8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amsung Galaxy A10</text:p>
          </table:table-cell>
          <table:table-cell office:value-type="string" table:style-name="ce7">
            <text:p>','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 GB 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text:s/>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400 mAh</text:p>
          </table:table-cell>
          <table:table-cell office:value-type="string" table:style-name="ce7">
            <text:p>','</text:p>
          </table:table-cell>
          <table:table-cell office:value-type="float" office:value="7990" table:style-name="ce4">
            <text:p>7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amsung_Galaxy_A10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amsung Galaxy M30 </text:p>
          </table:table-cell>
          <table:table-cell office:value-type="string" table:style-name="ce7">
            <text:p>','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4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5000 mAh </text:p>
          </table:table-cell>
          <table:table-cell office:value-type="string" table:style-name="ce7">
            <text:p>','</text:p>
          </table:table-cell>
          <table:table-cell office:value-type="float" office:value="15356" table:style-name="ce4">
            <text:p>15356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amsung_Galaxy_M30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amsung Galaxy A2 Core</text:p>
          </table:table-cell>
          <table:table-cell office:value-type="string" table:style-name="ce7">
            <text:p>','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6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600 mAh</text:p>
          </table:table-cell>
          <table:table-cell office:value-type="string" table:style-name="ce7">
            <text:p>','</text:p>
          </table:table-cell>
          <table:table-cell office:value-type="float" office:value="5290" table:style-name="ce4">
            <text:p>52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amsung_Galaxy_A2_Core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Honor 9 Lite (Sapphire Blue)</text:p>
          </table:table-cell>
          <table:table-cell office:value-type="string" table:style-name="ce7">
            <text:p>','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text:s/>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6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 </text:p>
          </table:table-cell>
          <table:table-cell office:value-type="string" table:style-name="ce7">
            <text:p>','</text:p>
          </table:table-cell>
          <table:table-cell office:value-type="float" office:value="7999" table:style-name="ce4">
            <text:p>7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Honor_9_Lite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Honor 8C (Black)</text:p>
          </table:table-cell>
          <table:table-cell office:value-type="string" table:style-name="ce7">
            <text:p>','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2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00 mAh</text:p>
          </table:table-cell>
          <table:table-cell office:value-type="string" table:style-name="ce7">
            <text:p>','</text:p>
          </table:table-cell>
          <table:table-cell office:value-type="float" office:value="7999" table:style-name="ce4">
            <text:p>7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Honor_8C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F5 (Black)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00 mAh</text:p>
          </table:table-cell>
          <table:table-cell office:value-type="string" table:style-name="ce7">
            <text:p>','</text:p>
          </table:table-cell>
          <table:table-cell office:value-type="float" office:value="24990" table:style-name="ce4">
            <text:p>24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F5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F11 Pro (Thunder Black)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00 mAh</text:p>
          </table:table-cell>
          <table:table-cell office:value-type="string" table:style-name="ce7">
            <text:p>','</text:p>
          </table:table-cell>
          <table:table-cell office:value-type="float" office:value="20990" table:style-name="ce4">
            <text:p>20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F11_Pr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Reno 10x Zoom (Jet Black)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65 mAh</text:p>
          </table:table-cell>
          <table:table-cell office:value-type="string" table:style-name="ce7">
            <text:p>','</text:p>
          </table:table-cell>
          <table:table-cell office:value-type="float" office:value="39990" table:style-name="ce4">
            <text:p>39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Reno_10x_Zoom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Find X 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8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56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4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730 mAh</text:p>
          </table:table-cell>
          <table:table-cell office:value-type="string" table:style-name="ce7">
            <text:p>','</text:p>
          </table:table-cell>
          <table:table-cell office:value-type="float" office:value="58990" table:style-name="ce4">
            <text:p>58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Find_X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F9 Pro (Sunrise Red)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3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500 mAh</text:p>
          </table:table-cell>
          <table:table-cell office:value-type="string" table:style-name="ce7">
            <text:p>','</text:p>
          </table:table-cell>
          <table:table-cell office:value-type="float" office:value="20990" table:style-name="ce4">
            <text:p>20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F9_Pr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K1 (Astral Blue)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41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600 mAh</text:p>
          </table:table-cell>
          <table:table-cell office:value-type="string" table:style-name="ce7">
            <text:p>','</text:p>
          </table:table-cell>
          <table:table-cell office:value-type="float" office:value="20000" table:style-name="ce4">
            <text:p>2000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K1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OPPO F5 Youth</text:p>
          </table:table-cell>
          <table:table-cell office:value-type="string" table:style-name="ce7">
            <text:p>','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00 mAh </text:p>
          </table:table-cell>
          <table:table-cell office:value-type="string" table:style-name="ce7">
            <text:p>','</text:p>
          </table:table-cell>
          <table:table-cell office:value-type="float" office:value="20000" table:style-name="ce4">
            <text:p>2000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OPPO_F5_Youth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Moto Z Play with Style Mod</text:p>
          </table:table-cell>
          <table:table-cell office:value-type="string" table:style-name="ce7">
            <text:p>','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510 mAh </text:p>
          </table:table-cell>
          <table:table-cell office:value-type="string" table:style-name="ce7">
            <text:p>','</text:p>
          </table:table-cell>
          <table:table-cell office:value-type="float" office:value="21990" table:style-name="ce4">
            <text:p>21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Moto_Z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Moto Z2 Force</text:p>
          </table:table-cell>
          <table:table-cell office:value-type="string" table:style-name="ce7">
            <text:p>','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730 mAh</text:p>
          </table:table-cell>
          <table:table-cell office:value-type="string" table:style-name="ce7">
            <text:p>','</text:p>
          </table:table-cell>
          <table:table-cell office:value-type="float" office:value="21999" table:style-name="ce4">
            <text:p>21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Moto_Z2_Force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Moto Turbo</text:p>
          </table:table-cell>
          <table:table-cell office:value-type="string" table:style-name="ce7">
            <text:p>','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900 mAh</text:p>
          </table:table-cell>
          <table:table-cell office:value-type="string" table:style-name="ce7">
            <text:p>','</text:p>
          </table:table-cell>
          <table:table-cell office:value-type="float" office:value="31999" table:style-name="ce4">
            <text:p>31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Moto_Turb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Moto X4 (Super Black)</text:p>
          </table:table-cell>
          <table:table-cell office:value-type="string" table:style-name="ce7">
            <text:p>','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20000" table:style-name="ce4">
            <text:p>2000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Moto_X4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Redmi K20 Pro (Carbon BlacK)</text:p>
          </table:table-cell>
          <table:table-cell office:value-type="string" table:style-name="ce7">
            <text:p>','</text:p>
          </table:table-cell>
          <table:table-cell office:value-type="float" office:value="7" table:style-name="ce4">
            <text:p>7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39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00 mAh</text:p>
          </table:table-cell>
          <table:table-cell office:value-type="string" table:style-name="ce7">
            <text:p>','</text:p>
          </table:table-cell>
          <table:table-cell office:value-type="float" office:value="27999" table:style-name="ce4">
            <text:p>27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Redmi K20 Pr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Mi Mix 2</text:p>
          </table:table-cell>
          <table:table-cell office:value-type="string" table:style-name="ce7">
            <text:p>','</text:p>
          </table:table-cell>
          <table:table-cell office:value-type="float" office:value="7" table:style-name="ce4">
            <text:p>7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99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400 mAh </text:p>
          </table:table-cell>
          <table:table-cell office:value-type="string" table:style-name="ce7">
            <text:p>','</text:p>
          </table:table-cell>
          <table:table-cell office:value-type="float" office:value="29999" table:style-name="ce4">
            <text:p>2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Mi_Mix_2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Asus Zenfone 2 ZE551ML</text:p>
          </table:table-cell>
          <table:table-cell office:value-type="string" table:style-name="ce7">
            <text:p>','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22999" table:style-name="ce4">
            <text:p>22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Asus_Zenfone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Asus 6Z (Black)</text:p>
          </table:table-cell>
          <table:table-cell office:value-type="string" table:style-name="ce7">
            <text:p>','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39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5000 mAh</text:p>
          </table:table-cell>
          <table:table-cell office:value-type="string" table:style-name="ce7">
            <text:p>','</text:p>
          </table:table-cell>
          <table:table-cell office:value-type="float" office:value="31999" table:style-name="ce4">
            <text:p>31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Asus_6Z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Asus ROG (Black)</text:p>
          </table:table-cell>
          <table:table-cell office:value-type="string" table:style-name="ce7">
            <text:p>','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8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00 mAh</text:p>
          </table:table-cell>
          <table:table-cell office:value-type="string" table:style-name="ce7">
            <text:p>','</text:p>
          </table:table-cell>
          <table:table-cell office:value-type="float" office:value="69999" table:style-name="ce4">
            <text:p>6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Asus_ROG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HTC U11+ (Amazing Silver)</text:p>
          </table:table-cell>
          <table:table-cell office:value-type="string" table:style-name="ce7">
            <text:p>','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930 mAh</text:p>
          </table:table-cell>
          <table:table-cell office:value-type="string" table:style-name="ce7">
            <text:p>','</text:p>
          </table:table-cell>
          <table:table-cell office:value-type="float" office:value="56990" table:style-name="ce4">
            <text:p>56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HTC_U11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HTC Desire 816G (Octa Core) (White)</text:p>
          </table:table-cell>
          <table:table-cell office:value-type="string" table:style-name="ce7">
            <text:p>','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6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600 mAh</text:p>
          </table:table-cell>
          <table:table-cell office:value-type="string" table:style-name="ce7">
            <text:p>','</text:p>
          </table:table-cell>
          <table:table-cell office:value-type="float" office:value="21990" table:style-name="ce4">
            <text:p>21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HTC_Desire_816G 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HTC ONE A9 (Carbon Gray)</text:p>
          </table:table-cell>
          <table:table-cell office:value-type="string" table:style-name="ce7">
            <text:p>','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150 mAh</text:p>
          </table:table-cell>
          <table:table-cell office:value-type="string" table:style-name="ce7">
            <text:p>','</text:p>
          </table:table-cell>
          <table:table-cell office:value-type="float" office:value="32600" table:style-name="ce4">
            <text:p>3260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HTC_ONE-A9 <text:s/>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Nokia 9 (Blue)</text:p>
          </table:table-cell>
          <table:table-cell office:value-type="string" table:style-name="ce7">
            <text:p>','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99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320 mAh</text:p>
          </table:table-cell>
          <table:table-cell office:value-type="string" table:style-name="ce7">
            <text:p>','</text:p>
          </table:table-cell>
          <table:table-cell office:value-type="float" office:value="49999" table:style-name="ce4">
            <text:p>4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Nokia_9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Nokia 8.1 (Iron)</text:p>
          </table:table-cell>
          <table:table-cell office:value-type="string" table:style-name="ce7">
            <text:p>','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18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20799" table:style-name="ce4">
            <text:p>207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Nokia_8.1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Nokia 8 Sirocco (Black)</text:p>
          </table:table-cell>
          <table:table-cell office:value-type="string" table:style-name="ce7">
            <text:p>','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60 mAh</text:p>
          </table:table-cell>
          <table:table-cell office:value-type="string" table:style-name="ce7">
            <text:p>','</text:p>
          </table:table-cell>
          <table:table-cell office:value-type="float" office:value="36999" table:style-name="ce4">
            <text:p>36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Nokia_8_Sirocco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LG G7 ThinQ (Black)</text:p>
          </table:table-cell>
          <table:table-cell office:value-type="string" table:style-name="ce7">
            <text:p>','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1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29999" table:style-name="ce4">
            <text:p>2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LG_G7_ThinQ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LG G5 (Gold)</text:p>
          </table:table-cell>
          <table:table-cell office:value-type="string" table:style-name="ce7">
            <text:p>','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3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800 mAh</text:p>
          </table:table-cell>
          <table:table-cell office:value-type="string" table:style-name="ce7">
            <text:p>','</text:p>
          </table:table-cell>
          <table:table-cell office:value-type="float" office:value="52990" table:style-name="ce4">
            <text:p>52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LG_G5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LG G4 (Genuine Leather Brown)</text:p>
          </table:table-cell>
          <table:table-cell office:value-type="string" table:style-name="ce7">
            <text:p>','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22990" table:style-name="ce4">
            <text:p>22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LG_G4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LG G2 D802 (Black Gold)</text:p>
          </table:table-cell>
          <table:table-cell office:value-type="string" table:style-name="ce7">
            <text:p>','</text:p>
          </table:table-cell>
          <table:table-cell office:value-type="float" office:value="11" table:style-name="ce4">
            <text:p>1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 GB 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6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text:s/></text:p>
          </table:table-cell>
          <table:table-cell office:value-type="string" table:style-name="ce7">
            <text:p>','</text:p>
          </table:table-cell>
          <table:table-cell office:value-type="float" office:value="31971" table:style-name="ce4">
            <text:p>31971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LG_G2_D802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Blackberry Evolve</text:p>
          </table:table-cell>
          <table:table-cell office:value-type="string" table:style-name="ce7">
            <text:p>','</text:p>
          </table:table-cell>
          <table:table-cell office:value-type="float" office:value="12" table:style-name="ce4">
            <text:p>12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99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00 mAh<text:s/></text:p>
          </table:table-cell>
          <table:table-cell office:value-type="string" table:style-name="ce7">
            <text:p>','</text:p>
          </table:table-cell>
          <table:table-cell office:value-type="float" office:value="23355" table:style-name="ce4">
            <text:p>2335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Blackberry_Evolve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Blackberry Keyone</text:p>
          </table:table-cell>
          <table:table-cell office:value-type="string" table:style-name="ce7">
            <text:p>','</text:p>
          </table:table-cell>
          <table:table-cell office:value-type="float" office:value="12" table:style-name="ce4">
            <text:p>12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4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505 mAh</text:p>
          </table:table-cell>
          <table:table-cell office:value-type="string" table:style-name="ce7">
            <text:p>','</text:p>
          </table:table-cell>
          <table:table-cell office:value-type="float" office:value="29990" table:style-name="ce4">
            <text:p>29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Blackberry_Keyone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ony Xperia XA Ultra Dual (Graphite Black)</text:p>
          </table:table-cell>
          <table:table-cell office:value-type="string" table:style-name="ce7">
            <text:p>','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6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700 mAh </text:p>
          </table:table-cell>
          <table:table-cell office:value-type="string" table:style-name="ce7">
            <text:p>','</text:p>
          </table:table-cell>
          <table:table-cell office:value-type="float" office:value="24990" table:style-name="ce4">
            <text:p>24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ony_Xperia_XA_Ultra_Dual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ony Xperia Z3+</text:p>
          </table:table-cell>
          <table:table-cell office:value-type="string" table:style-name="ce7">
            <text:p>','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930 mAh</text:p>
          </table:table-cell>
          <table:table-cell office:value-type="string" table:style-name="ce7">
            <text:p>','</text:p>
          </table:table-cell>
          <table:table-cell office:value-type="float" office:value="55990" table:style-name="ce4">
            <text:p>55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ony_Xperia_Z3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Sony Xperia XZ Dual (Platinum)</text:p>
          </table:table-cell>
          <table:table-cell office:value-type="string" table:style-name="ce7">
            <text:p>','</text:p>
          </table:table-cell>
          <table:table-cell office:value-type="float" office:value="13" table:style-name="ce4">
            <text:p>13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900 mAh</text:p>
          </table:table-cell>
          <table:table-cell office:value-type="string" table:style-name="ce7">
            <text:p>','</text:p>
          </table:table-cell>
          <table:table-cell office:value-type="float" office:value="40990" table:style-name="ce4">
            <text:p>4099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Sony_Xperia_XZ_Dual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('</text:p>
          </table:table-cell>
          <table:table-cell office:value-type="string" table:style-name="ce4">
            <text:p>Google Pixel 3 (Clearly White)</text:p>
          </table:table-cell>
          <table:table-cell office:value-type="string" table:style-name="ce7">
            <text:p>','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2915 mAh</text:p>
          </table:table-cell>
          <table:table-cell office:value-type="string" table:style-name="ce7">
            <text:p>','</text:p>
          </table:table-cell>
          <table:table-cell office:value-type="float" office:value="49999" table:style-name="ce4">
            <text:p>4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Google_Pixel_3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1">
          <table:table-cell office:value-type="string" table:style-name="ce4">
            <text:p>('</text:p>
          </table:table-cell>
          <table:table-cell office:value-type="string" table:style-name="ce4">
            <text:p>Google Pixel 3 XL (Just Black)</text:p>
          </table:table-cell>
          <table:table-cell office:value-type="string" table:style-name="ce7">
            <text:p>','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128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3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430 mAh</text:p>
          </table:table-cell>
          <table:table-cell office:value-type="string" table:style-name="ce7">
            <text:p>','</text:p>
          </table:table-cell>
          <table:table-cell office:value-type="float" office:value="65999" table:style-name="ce4">
            <text:p>65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Google_Pixel_3_XL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1">
          <table:table-cell office:value-type="string" table:style-name="ce4">
            <text:p>('</text:p>
          </table:table-cell>
          <table:table-cell office:value-type="string" table:style-name="ce4">
            <text:p>Google Pixel 3a (Just Black)</text:p>
          </table:table-cell>
          <table:table-cell office:value-type="string" table:style-name="ce7">
            <text:p>','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000 mAh</text:p>
          </table:table-cell>
          <table:table-cell office:value-type="string" table:style-name="ce7">
            <text:p>','</text:p>
          </table:table-cell>
          <table:table-cell office:value-type="float" office:value="39999" table:style-name="ce4">
            <text:p>39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Google_Pixel_3a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1">
          <table:table-cell office:value-type="string" table:style-name="ce4">
            <text:p>('</text:p>
          </table:table-cell>
          <table:table-cell office:value-type="string" table:style-name="ce4">
            <text:p>Gionee A1 (Grey)</text:p>
          </table:table-cell>
          <table:table-cell office:value-type="string" table:style-name="ce7">
            <text:p>','</text:p>
          </table:table-cell>
          <table:table-cell office:value-type="float" office:value="15" table:style-name="ce4">
            <text:p>1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5.5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010 mAh</text:p>
          </table:table-cell>
          <table:table-cell office:value-type="string" table:style-name="ce7">
            <text:p>','</text:p>
          </table:table-cell>
          <table:table-cell office:value-type="float" office:value="21400" table:style-name="ce4">
            <text:p>2140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Gionee_A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1">
          <table:table-cell office:value-type="string" table:style-name="ce4">
            <text:p>('</text:p>
          </table:table-cell>
          <table:table-cell office:value-type="string" table:style-name="ce4">
            <text:p>Gionee Marathon M5 Plus</text:p>
          </table:table-cell>
          <table:table-cell office:value-type="string" table:style-name="ce7">
            <text:p>','</text:p>
          </table:table-cell>
          <table:table-cell office:value-type="float" office:value="15" table:style-name="ce4">
            <text:p>1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 GB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64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5020 mAh</text:p>
          </table:table-cell>
          <table:table-cell office:value-type="string" table:style-name="ce7">
            <text:p>','</text:p>
          </table:table-cell>
          <table:table-cell office:value-type="float" office:value="26999" table:style-name="ce4">
            <text:p>26999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Gionee_Marathon_M5_Plus.PNG</text:p>
          </table:table-cell>
          <table:table-cell office:value-type="string" table:style-name="ce7">
            <text:p>'),</text:p>
          </table:table-cell>
          <table:table-cell table:number-columns-repeated="16367" table:style-name="ce4"/>
        </table:table-row>
        <table:table-row table:style-name="ro1">
          <table:table-cell office:value-type="string" table:style-name="ce4">
            <text:p>('</text:p>
          </table:table-cell>
          <table:table-cell office:value-type="string" table:style-name="ce4">
            <text:p>Gionee S6 Pro (Gold)</text:p>
          </table:table-cell>
          <table:table-cell office:value-type="string" table:style-name="ce7">
            <text:p>','</text:p>
          </table:table-cell>
          <table:table-cell office:value-type="float" office:value="15" table:style-name="ce4">
            <text:p>15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4 GB<text:s/>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2 GB</text:p>
          </table:table-cell>
          <table:table-cell office:value-type="string" table:style-name="ce7">
            <text:p>','</text:p>
          </table:table-cell>
          <table:table-cell office:value-type="string" table:style-name="ce5">
            <text:p>6.2 inch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3130 mAh</text:p>
          </table:table-cell>
          <table:table-cell office:value-type="string" table:style-name="ce7">
            <text:p>','</text:p>
          </table:table-cell>
          <table:table-cell office:value-type="float" office:value="20000" table:style-name="ce4">
            <text:p>20000</text:p>
          </table:table-cell>
          <table:table-cell office:value-type="string" table:style-name="ce7">
            <text:p>','</text:p>
          </table:table-cell>
          <table:table-cell office:value-type="string" table:style-name="ce4">
            <text:p>Gionee_S6_Pro.PNG</text:p>
          </table:table-cell>
          <table:table-cell office:value-type="string" table:style-name="ce7">
            <text:p>');</text:p>
          </table:table-cell>
          <table:table-cell table:number-columns-repeated="16367" table:style-name="ce4"/>
        </table:table-row>
        <table:table-row table:style-name="ro1">
          <table:table-cell table:number-columns-repeated="16384" table:style-name="ce4"/>
        </table:table-row>
        <table:table-row table:number-rows-repeated="2" table:style-name="ro3">
          <table:table-cell table:number-columns-repeated="16384"/>
        </table:table-row>
        <table:table-row table:style-name="ro6">
          <table:table-cell table:number-columns-repeated="9" table:style-name="ce2"/>
          <table:table-cell table:number-columns-repeated="2" table:style-name="ce6"/>
          <table:table-cell table:number-columns-repeated="16373" table:style-name="ce2"/>
        </table:table-row>
        <table:table-row table:number-rows-repeated="10485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Tutor Joes</meta:initial-creator>
    <dc:creator>Mr Local</dc:creator>
    <meta:creation-date>2019-07-27T06:37:52Z</meta:creation-date>
    <dc:date>2022-12-28T08:39:13Z</dc:date>
  </office:meta>
</office:document-meta>
</file>